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8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7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table:style-name="ce2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1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0"/>
          <table:table-cell table:style-name="Default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office:value-type="string">
            <text:p>Boss Add</text:p>
          </table:table-cell>
          <table:table-cell table:number-columns-repeated="60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6:15:35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6:15:35.62</dc:date>
    <meta:editing-duration>PT1H31M29S</meta:editing-duration>
    <meta:editing-cycles>20</meta:editing-cycles>
    <meta:generator>OpenOffice/4.1.1$Win32 OpenOffice.org_project/411m6$Build-9775</meta:generator>
    <meta:document-statistic meta:table-count="1" meta:cell-count="4181" meta:object-count="0"/>
  </office:meta>
</office:document-meta>
</file>